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homann</text:p>
          </table:table-cell>
          <table:table-cell table:number-columns-repeated="2"/>
          <table:table-cell office:value-type="string" calcext:value-type="string">
            <text:p>Session</text:p>
          </table:table-cell>
          <table:table-cell table:number-columns-repeated="2"/>
          <table:table-cell office:value-type="string" calcext:value-type="string">
            <text:p>Reichelt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22 p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47 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56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68 p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PPS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ECHU</text:p>
          </table:table-cell>
          <table:table-cell table:number-columns-repeated="3"/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.8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256" calcext:value-type="float">
            <text:p>0,256</text:p>
          </table:table-cell>
          <table:table-cell table:formula="of:=([.L7]+1)*[.P7]" office:value-type="float" office:value="0.512" calcext:value-type="float">
            <text:p>0,512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6.8" calcext:value-type="float">
            <text:p>6,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table:formula="of:=([.L8]+1)*[.P8]" office:value-type="float" office:value="1.04" calcext:value-type="float">
            <text:p>1,04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table:formula="of:=([.L9]+1)*[.P9]" office:value-type="float" office:value="0.66" calcext:value-type="float">
            <text:p>0,66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formula="of:=([.L10]+1)*[.P10]" office:value-type="float" office:value="1.2" calcext:value-type="float">
            <text:p>1,2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51" calcext:value-type="float">
            <text:p>0,51</text:p>
          </table:table-cell>
          <table:table-cell table:formula="of:=([.L11]+1)*[.P11]" office:value-type="float" office:value="1.53" calcext:value-type="float">
            <text:p>1,53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(4,8*3,3 mm)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76" calcext:value-type="float">
            <text:p>0,76</text:p>
          </table:table-cell>
          <table:table-cell/>
          <table:table-cell table:formula="of:=([.L12]+1)*[.P12]"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22" calcext:value-type="float">
            <text:p>0,22</text:p>
          </table:table-cell>
          <table:table-cell office:value-type="float" office:value="0.57" calcext:value-type="float">
            <text:p>0,57</text:p>
          </table:table-cell>
          <table:table-cell table:formula="of:=([.L13]+1)*[.P13]" office:value-type="float" office:value="1.14" calcext:value-type="float">
            <text:p>1,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" calcext:value-type="float">
            <text:p>0,28</text:p>
          </table:table-cell>
          <table:table-cell office:value-type="float" office:value="0.83" calcext:value-type="float">
            <text:p>0,83</text:p>
          </table:table-cell>
          <table:table-cell table:formula="of:=([.L14]+1)*[.P14]" office:value-type="float" office:value="2.49" calcext:value-type="float">
            <text:p>2,49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99" calcext:value-type="float">
            <text:p>0,99</text:p>
          </table:table-cell>
          <table:table-cell table:formula="of:=([.L15]+1)*[.P15]" office:value-type="float" office:value="2.97" calcext:value-type="float">
            <text:p>2,9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table:formula="of:=([.L16]+1)*[.P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/>
          <table:table-cell table:formula="of:=([.L17]+1)*[.P17]" office:value-type="float" office:value="0" calcext:value-type="float">
            <text:p>0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.L18]+1)*[.P18]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700" calcext:value-type="float">
            <text:p>47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700" calcext:value-type="float">
            <text:p>4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Resistor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formula="of:=SUM([.Q7:.Q21])" office:value-type="float" office:value="11.542" calcext:value-type="float">
            <text:p>11,54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1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1K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2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2K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4K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1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2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22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24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6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8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47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1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2,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1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lko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2200 uF</text:p>
          </table:table-cell>
          <table:table-cell/>
          <table:table-cell office:value-type="string" calcext:value-type="string">
            <text:p>16 x 25 m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.00.0000</text:date>, <text:time style:data-style-name="N2" text:time-value="11:22:38.8641987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38:49.800376467</meta:creation-date>
    <dc:date>2019-01-27T16:00:10.987950643</dc:date>
    <meta:editing-duration>P4DT11H47M36S</meta:editing-duration>
    <meta:editing-cycles>3</meta:editing-cycles>
    <meta:generator>LibreOffice/5.2.2.2$Linux_X86_64 LibreOffice_project/20m0$Build-2</meta:generator>
    <meta:document-statistic meta:table-count="1" meta:cell-count="171" meta:object-count="0"/>
  </office:meta>
</office:document-meta>
</file>